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F03000004C2E0EBF293.svm"/>
  <manifest:file-entry manifest:media-type="" manifest:full-path="Pictures/20000007000041A2000014C72E50B537.svm"/>
  <manifest:file-entry manifest:media-type="" manifest:full-path="Pictures/20000007000039E2000014E2BCFD6588.svm"/>
  <manifest:file-entry manifest:media-type="" manifest:full-path="Pictures/20000007000061FC00001A766E2A6124.svm"/>
  <manifest:file-entry manifest:media-type="" manifest:full-path="Pictures/200000070000271200000AC17467B978.svm"/>
  <manifest:file-entry manifest:media-type="" manifest:full-path="Pictures/2000000700004EDD00001305B21184F1.svm"/>
  <manifest:file-entry manifest:media-type="" manifest:full-path="Pictures/20000007000050EE0000175DE85F13C5.svm"/>
  <manifest:file-entry manifest:media-type="" manifest:full-path="Pictures/200000070000539E0000084606339B8E.svm"/>
  <manifest:file-entry manifest:media-type="" manifest:full-path="Pictures/20000007000032C000000934F431660B.svm"/>
  <manifest:file-entry manifest:media-type="" manifest:full-path="Pictures/2000000700004E3E00000DF5F4409EB7.svm"/>
  <manifest:file-entry manifest:media-type="" manifest:full-path="Pictures/20000007000050EE00000B7A2F2F1E0F.svm"/>
  <manifest:file-entry manifest:media-type="" manifest:full-path="Pictures/200000070000600500001C03ECAD3BD6.svm"/>
  <manifest:file-entry manifest:media-type="" manifest:full-path="Pictures/20000007000029A800000546190851B5.svm"/>
  <manifest:file-entry manifest:media-type="" manifest:full-path="Pictures/2000000700004913000006EEA84534C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9" style:family="paragraph" style:parent-style-name="Standard">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style:font-name="Courier New"/>
    </style:style>
    <style:style style:name="P12" style:family="paragraph" style:parent-style-name="Standard">
      <style:paragraph-properties fo:text-align="justify" style:justify-single-word="false"/>
      <style:text-properties style:font-name="Courier New" fo:font-style="normal" style:text-underline-style="none" fo:font-weight="normal"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style:font-name="Courier New" fo:font-style="normal" fo:font-weight="normal"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style:font-name="Times New Roman" fo:font-style="normal" fo:font-weight="normal" style:font-style-asian="normal" style:font-weight-asian="normal" style:font-style-complex="normal" style:font-weight-complex="normal"/>
    </style:style>
    <style:style style:name="P15" style:family="paragraph" style:parent-style-name="Preformatted_20_Text">
      <style:paragraph-properties fo:text-align="justify" style:justify-single-word="false"/>
      <style:text-properties fo:font-weight="normal" style:font-weight-asian="normal" style:font-weight-complex="normal"/>
    </style:style>
    <style:style style:name="P16" style:family="paragraph" style:parent-style-name="Preformatted_20_Text">
      <style:paragraph-properties fo:text-align="justify" style:justify-single-word="false"/>
      <style:text-properties fo:font-weight="bold" style:font-weight-asian="bold" style:font-weight-complex="bold"/>
    </style:style>
    <style:style style:name="P17" style:family="paragraph" style:parent-style-name="Preformatted_20_Text">
      <style:paragraph-properties fo:margin-top="0cm" fo:margin-bottom="0.499cm"/>
    </style:style>
    <style:style style:name="P18" style:family="paragraph" style:parent-style-name="Preformatted_20_Text">
      <style:paragraph-properties fo:margin-top="0cm" fo:margin-bottom="0.499cm" fo:text-align="justify" style:justify-single-word="false"/>
    </style:style>
    <style:style style:name="P19" style:family="paragraph" style:parent-style-name="Preformatted_20_Text">
      <style:paragraph-properties fo:margin-top="0cm" fo:margin-bottom="0cm" fo:text-align="justify" style:justify-single-word="false"/>
    </style:style>
    <style:style style:name="P20" style:family="paragraph" style:parent-style-name="Standard">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style:font-name="Times New Roman"/>
    </style:style>
    <style:style style:name="T8"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style:font-name="Times New Roman" fo:font-size="12pt" style:font-size-asian="12pt" style:font-size-complex="12pt"/>
    </style:style>
    <style:style style:name="T10" style:family="text">
      <style:text-properties style:font-name="Times New Roman" fo:font-weight="bold" style:font-weight-asian="bold" style:font-weight-complex="bold"/>
    </style:style>
    <style:style style:name="T11" style:family="text">
      <style:text-properties style:text-underline-style="none" fo:font-weight="normal" style:font-weight-asian="normal" style:font-weight-complex="normal"/>
    </style:style>
    <style:style style:name="T12" style:family="text">
      <style:text-properties style:font-name="Courier New"/>
    </style:style>
    <style:style style:name="T13" style:family="text">
      <style:text-properties style:font-name="Courier New" fo:font-style="normal" style:text-underline-style="none" fo:font-weight="normal" style:font-style-asian="normal" style:font-weight-asian="normal" style:font-style-complex="normal" style:font-weight-complex="normal"/>
    </style:style>
    <style:style style:name="T14" style:family="text">
      <style:text-properties style:font-name="Courier New" fo:font-weight="bold" style:font-weight-asian="bold" style:font-weight-complex="bold"/>
    </style:style>
    <style:style style:name="T15" style:family="text">
      <style:text-properties style:font-name="Courier New"/>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 listes et les turples :</text:p>
      <text:p text:style-name="P1"/>
      <text:p text:style-name="P2">Les listes (mot-clé list) sont des objets pouvant contenir d'autres objets, de n'importe quel type (peut même contenir d'autres listes par exemple). </text:p>
      <text:p text:style-name="P2">Pour créer une liste vide :</text:p>
      <text:p text:style-name="P2"><text:s/>-&gt; Comme toutes les variables, on peut écrire ma_liste = list()</text:p>
      <text:p text:style-name="P2"><text:s/>-&gt; On peut également faire ma_liste = [] <text:s text:c="3"/>Les crochets indiquent pour une liste ce qu'elle contient, ici on crée une liste qui ne contient rien. </text:p>
      <text:p text:style-name="P2"/>
      <text:p text:style-name="P2">On peut bien sûr créer une liste avec des choses dedans. A noter (VRAC) qu'une liste peut contenir des objets de plusieurs types à la fois (au contraire des vector en C++ qui ne contiennent qu'1 seul type d'objet). Exemple :</text:p>
      <text:p text:style-name="P2"/>
      <text:p text:style-name="P2">ma_liste = [2, 3, "Bonjour", ["G", "Y"]]</text:p>
      <text:p text:style-name="P2"/>
      <text:p text:style-name="P2">Ici on crée une liste qui contient 2, 3, le mot Bonjour, et une liste contenant les lettres majuscules G et Y. </text:p>
      <text:p text:style-name="P2"/>
      <text:p text:style-name="P2">Pour accéder aux éléments (et les modifier), c'est exactement comme pour les chaînes de caractère :</text:p>
      <text:p text:style-name="P2">print(ma_liste[2]) <text:s text:c="2"/># Affiche le 3ème élément de la liste</text:p>
      <text:p text:style-name="P2">ma_liste[3] = 4 <text:s text:c="4"/>#Modifie le 4ème élément de l liste</text:p>
      <text:p text:style-name="P2"/>
      <text:p text:style-name="P2">Avant de passer aux <text:span text:style-name="T1">méthodes </text:span>sur les listes, une petite précision : les méthodes sur les listes <text:span text:style-name="T1">modifient l'objet d'origine</text:span>. Par exemple si je fait print(ma_liste.append(52)), l'objet ma_liste aura le nombre 52 en plus à la fin. Pareil si je fais ma_liste2 = ma_liste.append(52), l'objet ma_liste2 sera vide et ma_liste aura été modifié, parce que les méthodes <text:span text:style-name="T1">travaillent sur l'objet d'origine et ne renvoient rien</text:span>. C'est le contraire des chaînes de caractères à ce niveau.</text:p>
      <text:p text:style-name="P2"/>
      <text:p text:style-name="P2">Bref, les méthodes :</text:p>
      <text:p text:style-name="P2"/>
      <text:p text:style-name="P2">ma_liste.append(56)<text:tab/><text:tab/># Ajoute à la fin de la liste un élément "56"</text:p>
      <text:p text:style-name="P2">ma_liste.insert(2, 'c')<text:tab/><text:tab/># Insère un élément 'c' à la place 2. L'élément qui était à la place 2 se <text:tab/><text:tab/><text:tab/><text:tab/>trouve désormais à la place 3.</text:p>
      <text:p text:style-name="P2">Pour ajouter une chaîne à une autre : </text:p>
      <text:p text:style-name="P2"/>
      <text:p text:style-name="P2"><text:span text:style-name="T2">ma_liste.append(ma_liste2)</text:span> or <text:span text:style-name="T2">ma_liste = ma_liste+ma_liste2</text:span></text:p>
      <text:p text:style-name="P8"/>
      <text:p text:style-name="P3">Pour <text:span text:style-name="T1">supprimer </text:span>des éléments d'une liste :</text:p>
      <text:p text:style-name="P3"><text:s/>-&gt; Mot-clé Python<text:span text:style-name="T2"> del</text:span> (pour delete), qui d'ailleurs ne fonctionne pas uniquement pour les listes. Par exemple si j'ai une variable que je veux supprimer, <text:span text:style-name="T2">del variable</text:span> est la formulation correcte. Maintenant logiquement pour supprimer un élément d'une liste, par exemple l'élément au rang 3, on fait <text:tab/><text:tab/><text:span text:style-name="T2">del ma_liste[2]</text:span>.</text:p>
      <text:p text:style-name="P3"><text:s/>-&gt; Mot clé <text:span text:style-name="T2">remove. </text:span>Le mot clé remove est spécifique aux listes (pas comme del). Il permet de supprimer un élément par son nom. Par exemple<text:tab/><text:tab/> <text:span text:style-name="T2">ma_liste.remove(32)<text:tab/><text:tab/></text:span>ça va chercher le premier 32 et le supprimer. Attention ça s'arrête au premier élément 32 !</text:p>
      <text:p text:style-name="P3"/>
      <text:p text:style-name="P3">Pour <text:span text:style-name="T1">parcourir des listes</text:span>, on a les deux méthodes classiques avec while et for :</text:p>
      <text:p text:style-name="P3"><text:s/>-&gt; i = 0</text:p>
      <text:p text:style-name="P3"><text:s text:c="6"/>while i &lt; len(ma_liste) :<text:tab/><text:tab/># REMARQUE : len marche aussi sur les listes.</text:p>
      <text:p text:style-name="P3"><text:tab/>print(ma_liste[i])</text:p>
      <text:p text:style-name="P3"><text:tab/>i += 1</text:p>
      <text:p text:style-name="P2"/>
      <text:p text:style-name="P2"><text:soft-page-break/><text:s/>-&gt; for elt in ma_liste :<text:tab/><text:tab/>#elt prend les valeurs de ma_liste l'une après l'autre</text:p>
      <text:p text:style-name="P2"><text:tab/>print(elt)</text:p>
      <text:p text:style-name="P2"/>
      <text:p text:style-name="P2">Cependant avec while c'est pas pratique et avec for, on peut seulement avoir les valeurs mais pas le rang de la valeur ! C'est pour ça qu'on a la fonction <text:span text:style-name="T2">enumerate</text:span><text:span text:style-name="T4"> qui travaille avec des turples.</text:span></text:p>
      <text:p text:style-name="P3"/>
      <text:p text:style-name="P15"><text:bookmark text:name="r-2232318"/><text:span text:style-name="Source_20_Text"><text:span text:style-name="T4">ma_liste = ['a', 'b', 'c', 'd', 'e', 'f', 'g', 'h']</text:span></text:span></text:p>
      <text:p text:style-name="P17"><text:bookmark text:name="r-22323181"/><text:span text:style-name="Source_20_Text">&gt;&gt;&gt; for i, elt in enumerate(ma_liste):</text:span></text:p>
      <text:p text:style-name="P17"><text:span text:style-name="Source_20_Text"><text:s/><text:tab/><text:tab/>print("À l'indice {} se trouve {}.".format(i, elt))</text:span></text:p>
      <text:p text:style-name="P17"><text:span text:style-name="Source_20_Text"/></text:p>
      <text:p text:style-name="P17"><text:span text:style-name="Source_20_Text"><text:span text:style-name="T7">Résultat :</text:span></text:span></text:p>
      <text:p text:style-name="P17"><text:bookmark text:name="r-22323184"/><text:span text:style-name="Source_20_Text">À l'indice 0 se trouve a.</text:span></text:p>
      <text:p text:style-name="P17"><text:bookmark text:name="r-22323185"/><text:span text:style-name="Source_20_Text">À l'indice 1 se trouve b.</text:span></text:p>
      <text:p text:style-name="P17"><text:bookmark text:name="r-22323186"/><text:span text:style-name="Source_20_Text">À l'indice 2 se trouve c.</text:span></text:p>
      <text:p text:style-name="P17"><text:bookmark text:name="r-22323187"/><text:span text:style-name="Source_20_Text">À l'indice 3 se trouve d.</text:span></text:p>
      <text:p text:style-name="P17"><text:bookmark text:name="r-22323188"/><text:span text:style-name="Source_20_Text">À l'indice 4 se trouve e.</text:span></text:p>
      <text:p text:style-name="P17"><text:bookmark text:name="r-22323189"/><text:span text:style-name="Source_20_Text">À l'indice 5 se trouve f.</text:span></text:p>
      <text:p text:style-name="P17"><text:bookmark text:name="r-223231810"/><text:span text:style-name="Source_20_Text">À l'indice 6 se trouve g.</text:span></text:p>
      <text:p text:style-name="P17"><text:bookmark text:name="r-223231811"/><text:span text:style-name="Source_20_Text">À l'indice 7 se trouve h.</text:span></text:p>
      <text:p text:style-name="P3">En fait ce qu'il se passe c'est que enumerate prend en argument une liste et renvoie une séquence de turple composé à chaque fois d'un duo (indice, valeur). Du coup dans la boucle for on a un turple <text:s text:c="3"/>(i, elt) qui va prendre les valeurs des turples renvoyés par enumerate(ma_liste), avec i correspondant aux indices et elt aux valeurs. </text:p>
      <text:p text:style-name="P3"/>
      <text:p text:style-name="P3">Si on a une liste de turple liant indice / valeur, on a pas besoin de mettre enumerate.</text:p>
      <text:p text:style-name="P3"/>
      <text:p text:style-name="P4">Les turples :</text:p>
      <text:p text:style-name="P3"/>
      <text:p text:style-name="P3">Les turples sont des listes immuables, qu'on ne peut pas modifier. </text:p>
      <text:p text:style-name="P3"/>
      <text:p text:style-name="P3">Pour déclarer un turple, c'est comme une liste mais avec des parenthèses :</text:p>
      <text:p text:style-name="P3"><text:s/>-&gt; mon_turple = turple()</text:p>
      <text:p text:style-name="P3"><text:s/>-&gt; mon_turple = ()</text:p>
      <text:p text:style-name="P3"/>
      <text:p text:style-name="P3">Pour créer un turple avec des éléments, classique, mon_turple = (1, 2, 3). NOTE, pour créer un turple avec 1 seul élément, il faut quand même mettre une virgule après l'élément sinon Python le transforme en variable standard, i.e. mon_turple = (2, ).</text:p>
      <text:p text:style-name="P3"/>
      <text:p text:style-name="P1"><text:span text:style-name="T5">Les turples peuvent être utiles par exemple dans le cas de fonctions renvoyant plusieurs valeurs. Si on a une fonction division renvoyant </text:span><text:span text:style-name="T3">return partie_entière, reste</text:span><text:span text:style-name="T5">, derrière on peut récupérer par <text:s text:c="2"/>p_e, r = division(4, 5). (ici on a 2 variables uniques. On aurait pu récupérer par 1 turple aussi, mais moins pratique pour travailler dessus ensuite).</text:span></text:p>
      <text:p text:style-name="P1"><text:soft-page-break/><text:span text:style-name="T5">Pour </text:span><text:span text:style-name="T4">transformer une chaîne en liste</text:span><text:span text:style-name="T5">, on utilise :</text:span></text:p>
      <text:p text:style-name="P3"><text:s/>ma_chaine = "Bonjour à tous"</text:p>
      <text:p text:style-name="P3"><text:s/>ma_chaine.split(" ")<text:tab/><text:tab/># On sépare en fonction du paramètre, donc ici aux espaces.</text:p>
      <text:p text:style-name="P3"/>
      <text:p text:style-name="P3">... Ce qui va nous donner la liste suivante dans ma_chaîne :</text:p>
      <text:p text:style-name="P3">['Bonjour', 'à', 'tous']</text:p>
      <text:p text:style-name="P3"/>
      <text:p text:style-name="P1"><text:span text:style-name="T5">Pour </text:span><text:span text:style-name="T4">transformer une liste en chaîne</text:span><text:span text:style-name="T5"> :</text:span></text:p>
      <text:p text:style-name="P16"><text:bookmark text:name="r-2232386"/><text:span text:style-name="Source_20_Text"><text:span text:style-name="T8">ma_liste = ['Bonjour', 'à', 'tous']</text:span></text:span></text:p>
      <text:p text:style-name="P18"><text:span text:style-name="Source_20_Text"><text:span text:style-name="T9">" ".join(ma_liste)<text:tab/><text:tab/># On joint les membres de la liste avec des espaces entre chaque.</text:span></text:span></text:p>
      <text:p text:style-name="P19"><text:span text:style-name="Source_20_Text"><text:span text:style-name="T9">Ce qui va nous donner la chaîne de caractères suivante dans ma_liste :</text:span></text:span></text:p>
      <text:p text:style-name="P18"><text:bookmark text:name="r-22323862"/><text:span text:style-name="Source_20_Text"><text:span text:style-name="T9">'Bonjour à tous'</text:span></text:span></text:p>
      <text:p text:style-name="P18"><text:span text:style-name="Source_20_Text"><text:span text:style-name="T9">Exemple d'utilisation (fonction qui donne la partie entière et les 3 premiers chiffres de la partie décimale d'un flottant) :</text:span></text:span></text:p>
      <text:p text:style-name="P18"><draw:frame draw:style-name="fr1" draw:name="images1" text:anchor-type="paragraph" svg:width="14.818cm" svg:height="5.346cm" draw:z-index="0"><draw:image xlink:href="Pictures/20000007000039E2000014E2BCFD6588.svm" xlink:type="simple" xlink:show="embed" xlink:actuate="onLoad"/></draw:frame><text:span text:style-name="Source_20_Text"><text:span text:style-name="T9"/></text:span></text:p>
      <text:p text:style-name="P5">Utiliser des dictionnaires :</text:p>
      <text:p text:style-name="P5"/>
      <text:p text:style-name="P6">Les dictionnaires sont des objets pouvant en contenir d'autres, à l'instar des listes. Cependant, au lieu d'héberger des informations dans un ordre précis, ils associent chaque objet contenu à une clé.</text:p>
      <text:p text:style-name="P6"/>
      <text:p text:style-name="P6">Pour <text:span text:style-name="T1">déclarer un dictionnaire</text:span>.</text:p>
      <text:p text:style-name="P6"/>
      <text:p text:style-name="P12">dictionnaire = dict()</text:p>
      <text:p text:style-name="P10"><text:span text:style-name="T13">dictionnaire = {}</text:span><text:span text:style-name="T6"><text:tab/><text:tab/># Les </text:span>parenthèses délimitent les tuples, les crochets délimitent <text:tab/><text:tab/><text:tab/><text:tab/><text:tab/>les listes et les accolades<text:span text:style-name="Source_20_Text">{}</text:span>délimitent les dictionnaires </text:p>
      <text:p text:style-name="P3"/>
      <text:p text:style-name="P3">Pour <text:span text:style-name="T1">ajouter des valeurs à un dictionnaire</text:span>.</text:p>
      <text:p text:style-name="P3"/>
      <text:p text:style-name="P13">dictionnaire = {}</text:p>
      <text:p text:style-name="P13">dictionnaire["pseudo"] = "AlPasta"</text:p>
      <text:p text:style-name="P13">dictionnaire["mdp"] = "tatninnatation"</text:p>
      <text:p text:style-name="P13"/>
      <text:p text:style-name="P3"><text:span text:style-name="T12">{'pseudo' : 'AlPasta', 'mdp' : 'tatninnatation'}</text:span><text:tab/># Contenu de la <text:tab/><text:tab/><text:tab/><text:tab/><text:tab/><text:tab/><text:tab/><text:tab/><text:tab/><text:tab/><text:tab/>variable dictionnaire</text:p>
      <text:p text:style-name="P3"/>
      <text:p text:style-name="P3">Pour <text:span text:style-name="T1">remplacer une valeur associée à une clé dans le dictionnaire</text:span>.</text:p>
      <text:p text:style-name="P3"/>
      <text:p text:style-name="P3"><text:soft-page-break/></text:p>
      <text:p text:style-name="P13">dictionnaire = {}</text:p>
      <text:p text:style-name="P13">dictionnaire["pseudo"] = "AlPasta"</text:p>
      <text:p text:style-name="P13"/>
      <text:p text:style-name="P13">.....</text:p>
      <text:p text:style-name="P13"/>
      <text:p text:style-name="P13">dictionnaire["pseudo"] = "Tatnin"</text:p>
      <text:p text:style-name="P13"/>
      <text:p text:style-name="P13">{'pseudo' : 'Tatnin', 'mdp' : 'tatninnatation'}<text:tab/><text:span text:style-name="T7"># Contenu de la variable <text:tab/><text:tab/><text:tab/><text:tab/><text:tab/><text:tab/><text:tab/><text:tab/><text:tab/><text:tab/>dictionnaire</text:span></text:p>
      <text:p text:style-name="P3"/>
      <text:p text:style-name="P3">Pour <text:span text:style-name="T1">créer un dictionnaire déjà rempli</text:span>.</text:p>
      <text:p text:style-name="P3"/>
      <text:p text:style-name="P13">dictionnaire = {'pseudo' : 'AlPasta', 'mdp' : 'tatninnatation', 'visites' : 6}</text:p>
      <text:p text:style-name="P3"/>
      <text:p text:style-name="P3"/>
      <text:p text:style-name="P3">Pour <text:span text:style-name="T1">accéder à la valeur d'une clé précise</text:span>.</text:p>
      <text:p text:style-name="P3"/>
      <text:p text:style-name="P13">dictionnaire = {}</text:p>
      <text:p text:style-name="P13">dictionnaire["pseudo"] = "AlPasta"</text:p>
      <text:p text:style-name="P3"><text:span text:style-name="T12">print(dictionnaire["pseudo"])</text:span><text:tab/><text:tab/># Affiche AlPasta</text:p>
      <text:p text:style-name="P3"/>
      <text:p text:style-name="P3"/>
      <text:p text:style-name="P3">On peut bien entendu <text:span text:style-name="T1">utiliser des chiffres comme clés</text:span>, on est pas obligé d'utiliser des chaînes de caractère. Exemple :</text:p>
      <text:p text:style-name="P3"/>
      <text:p text:style-name="P13">dictionnaire = {}</text:p>
      <text:p text:style-name="P13">dictionnaire[1] = "a"</text:p>
      <text:p text:style-name="P13">dictionnaire[2] = "e"</text:p>
      <text:p text:style-name="P13">dictionnaire[3] = "i"</text:p>
      <text:p text:style-name="P13">dictionnaire[4] = "o"</text:p>
      <text:p text:style-name="P13"/>
      <text:p text:style-name="P3"><text:span text:style-name="T12">{1 : 'a', 2 : 'e', 3 : 'i', 4 : 'o'}</text:span><text:tab/># Contenu de la variable dictionnaire</text:p>
      <text:p text:style-name="P3"/>
      <text:p text:style-name="P3">On a l'impression de recréer le fonctionnement d'une liste mais ce n'est pas le cas : rappelez-vous qu'un dictionnaire n'a pas de structure ordonnée. Si vous supprimez par exemple l'indice <text:span text:style-name="Source_20_Text">2</text:span>, le dictionnaire, contrairement aux listes, ne va pas décaler toutes les clés d'indice supérieur à l'indice supprimé. Les clés peuvent également <text:span text:style-name="T1">être des tuples </text:span>(exemple d'une modélisation d'un jeu d'échecs) :</text:p>
      <text:p text:style-name="P3"/>
      <text:p text:style-name="P13">dictionnaire = {}</text:p>
      <text:p text:style-name="P13">dictionnaire[('a', 1)] = "tour blanche"</text:p>
      <text:p text:style-name="P13">dictionnaire[('c', 2)] = "pion"</text:p>
      <text:p text:style-name="P13">dictionnaire[('h', 8)] = "reine"</text:p>
      <text:p text:style-name="P3"/>
      <text:p text:style-name="P3"/>
      <text:p text:style-name="P3">Pour <text:span text:style-name="T1">supprimer des clés d'un dictionnaire avec </text:span><text:span text:style-name="T14">del</text:span><text:span text:style-name="T7">.</text:span></text:p>
      <text:p text:style-name="P3"/>
      <text:p text:style-name="P13">placard = {"chemise":3, "pantalon":6, "tee shirt":7}</text:p>
      <text:p text:style-name="P13">del placard["chemise"]</text:p>
      <text:p text:style-name="P3"/>
      <text:p text:style-name="P3"><text:soft-page-break/>Pour <text:span text:style-name="T1">supprimer des clés d'un dictionnaire avec </text:span><text:span text:style-name="T14">pop</text:span><text:span text:style-name="T7">.</text:span></text:p>
      <text:p text:style-name="P14"/>
      <text:p text:style-name="P13">placard = {"chemise":3, "pantalon":6, "tee shirt":7}</text:p>
      <text:p text:style-name="P13">deletedValue = placard.pop("chemise") <text:span text:style-name="T7"># Renvoie la valeur de la clé supprimée, 3.</text:span></text:p>
      <text:p text:style-name="P14"/>
      <text:p text:style-name="P14"/>
      <text:p text:style-name="P13"><text:span text:style-name="T7">On peut </text:span><text:span text:style-name="T10">stocker des fonctions dans des dictionnaires</text:span><text:span text:style-name="T7">.</text:span></text:p>
      <text:p text:style-name="P14"/>
      <text:p text:style-name="P13">dictionnaire = {}</text:p>
      <text:p text:style-name="P13">dictionnaire["FirstFunction"] = fonction1<text:span text:style-name="T7"><text:tab/># Sans les parenthèses, on ne veut <text:tab/><text:tab/><text:tab/><text:tab/><text:tab/><text:tab/><text:tab/><text:tab/><text:tab/>pas appeler la <text:tab/>fonction</text:span></text:p>
      <text:p text:style-name="P13">dictionnaire["SecondFunction"] = fonction2</text:p>
      <text:p text:style-name="P13"/>
      <text:p text:style-name="P13">&gt;&gt;&gt; dictionnaire["FirstFunction"]</text:p>
      <text:p text:style-name="P3"><text:span text:style-name="T12">&lt;function fonction1 at 0x00BA5198&gt;</text:span><text:tab/><text:tab/># Contient bien notre fonction</text:p>
      <text:p text:style-name="P3"/>
      <text:p text:style-name="P13">&gt;&gt;&gt; dictionnaire["FirstFunction"]()<text:tab/><text:span text:style-name="T7"># Exécute notre fonction</text:span></text:p>
      <text:p text:style-name="P13"><text:s/>... Execute fonction1 ...</text:p>
      <text:p text:style-name="P3"/>
      <text:p text:style-name="P3"/>
      <text:p text:style-name="P3">--- Parcourir un dictionnaire ---</text:p>
      <text:p text:style-name="P3"/>
      <text:p text:style-name="P3">Pour <text:span text:style-name="T1">parcourir les clés d'un dictionnaire</text:span>.</text:p>
      <text:p text:style-name="P3"/>
      <text:p text:style-name="P13">fruits = {"pommes":21, "melons":3, "poires":31}</text:p>
      <text:p text:style-name="P13">for cle in fruits:</text:p>
      <text:p text:style-name="P13"><text:tab/>print(cle)</text:p>
      <text:p text:style-name="P13"/>
      <text:p text:style-name="P13"><text:s/><text:span text:style-name="T7">-- Result --</text:span></text:p>
      <text:p text:style-name="P13">melons</text:p>
      <text:p text:style-name="P13">poires</text:p>
      <text:p text:style-name="P13">pommes</text:p>
      <text:p text:style-name="P3"/>
      <text:p text:style-name="P3">... Ou, de manière plus explicite :</text:p>
      <text:p text:style-name="P3"/>
      <text:p text:style-name="P13">fruits = {"pommes":21, "melons":3, "poires":31}</text:p>
      <text:p text:style-name="P13">for cle in fruits.keys():</text:p>
      <text:p text:style-name="P13"><text:tab/>print(cle)</text:p>
      <text:p text:style-name="P13"/>
      <text:p text:style-name="P13"><text:s/><text:span text:style-name="T7">-- Result --</text:span></text:p>
      <text:p text:style-name="P13">melons</text:p>
      <text:p text:style-name="P13">poires</text:p>
      <text:p text:style-name="P13">pommes</text:p>
      <text:p text:style-name="P3"/>
      <text:p text:style-name="P3"/>
      <text:p text:style-name="P3">Pour <text:span text:style-name="T1">parcourir les valeurs d'un dictionnaire</text:span>.</text:p>
      <text:p text:style-name="P3"/>
      <text:p text:style-name="P3"/>
      <text:p text:style-name="P13">fruits = {"pommes":21, "melons":3, "poires":31}</text:p>
      <text:p text:style-name="P13">for valeurs in fruits.values():</text:p>
      <text:p text:style-name="P13"><text:tab/>print(valeurs)</text:p>
      <text:p text:style-name="P13"/>
      <text:p text:style-name="P13"><text:soft-page-break/><text:s/><text:span text:style-name="T7">-- Result --</text:span></text:p>
      <text:p text:style-name="P13">3</text:p>
      <text:p text:style-name="P13">31</text:p>
      <text:p text:style-name="P13">21</text:p>
      <text:p text:style-name="P3"/>
      <text:p text:style-name="P3"/>
      <text:p text:style-name="P3">Pour <text:span text:style-name="T1">parcourir simultanément les clés et valeurs d'un dictionnaire</text:span>.</text:p>
      <text:p text:style-name="P3"/>
      <text:p text:style-name="P13">fruits = {"pommes":21, "melons":3, "poires":31}</text:p>
      <text:p text:style-name="P13">for cle, valeur in fruits.items():</text:p>
      <text:p text:style-name="P13"><text:tab/>print("La clé {} contient la valeur {}.".format(cle, valeur))</text:p>
      <text:p text:style-name="P13"/>
      <text:p text:style-name="P14">-- Result --</text:p>
      <text:p text:style-name="P13">La clé melons contient la valeur 3.</text:p>
      <text:p text:style-name="P13">La clé poires contient la valeur 31.</text:p>
      <text:p text:style-name="P13">La clé pommes contient la valeur 21.</text:p>
      <text:p text:style-name="P3"/>
      <text:p text:style-name="P3">Les dictionnaires peuvent être utiles pour récupérer les paramètres nommés d'une fonction. Exemple :</text:p>
      <text:p text:style-name="P3"/>
      <text:p text:style-name="P13">&gt;&gt;&gt; def fonction_inconnue(**parametres_nommes):</text:p>
      <text:p text:style-name="P13"/>
      <text:p text:style-name="P13"><text:tab/>print("J'ai reçu en paramètres nommés : <text:tab/>{}.".format(parametres_nommes))</text:p>
      <text:p text:style-name="P13"/>
      <text:p text:style-name="P13"/>
      <text:p text:style-name="P13">&gt;&gt;&gt; fonction_inconnue() # Aucun paramètre</text:p>
      <text:p text:style-name="P13">J'ai reçu en paramètres nommés : {}</text:p>
      <text:p text:style-name="P13">&gt;&gt;&gt; fonction_inconnue(p=4, j=8)</text:p>
      <text:p text:style-name="P13">J'ai reçu en paramètres nommés : {'p': 4, 'j': 8}</text:p>
      <text:p text:style-name="P3"/>
      <text:p text:style-name="P3"/>
      <text:p text:style-name="P10"><text:span text:style-name="T5">Bref, o</text:span>n peut capturer les paramètres nommés passés à une fonction en utilisant cette syntaxe : <text:span text:style-name="Source_20_Text">def fonction_inconnue(**parametres_nommes)</text:span>: (les paramètres nommés se retrouvent dans le dictionnaire <text:span text:style-name="Source_20_Text">parametres_nommes</text:span>). </text:p>
      <text:p text:style-name="P3"/>
      <text:p text:style-name="P3"/>
      <text:p text:style-name="P3"/>
      <text:p text:style-name="P3"/>
      <text:p text:style-name="P3"/>
      <text:p text:style-name="P5">Comment manipuler des fichiers (1. lire un fichier) :</text:p>
      <text:p text:style-name="P3"/>
      <text:p text:style-name="P3">1ère étape, ouvrir le fichier avec Python. Pour cela on utilise open (disponible sans rien importer). On indique dans la fonction le chemin du fichier à ouvrir, en absolu, ou en relatif (relatif : en fonction de notre working directory, pour l'afficher os.getcwd() et pour le modifier os.chdir("..."), les deux dépendent du module import os). On indique en deuxième dans open ce qu'on veut faire de notre fichier. Si on veut l'ouvrir en mode lecture : "r", en mode écriture : "w" (contenu du fichier écrasé, attention, si le fichier n'existe pas il est crée), en mode ajout : "a" (on ajoute à la fin du fichier, crée aussi le fichier s'il n'existe pas). </text:p>
      <text:p text:style-name="P3">Ajouter une variable pour contenir ce fichier ouvert. On a :</text:p>
      <text:p text:style-name="P3"/>
      <text:p text:style-name="P3"><draw:frame draw:style-name="fr1" draw:name="images2" text:anchor-type="paragraph" svg:width="12.993cm" svg:height="2.357cm" draw:z-index="1"><draw:image xlink:href="Pictures/20000007000032C000000934F431660B.svm" xlink:type="simple" xlink:show="embed" xlink:actuate="onLoad"/></draw:frame><text:soft-page-break/>On a donc ici un objet de la classe TextIOWrapper, ouvert en mode lecture. Pour lire l'intégralité du fichier, on utilise la fonction de cette classe, read(). On a :</text:p>
      <text:p text:style-name="P3"/>
      <text:p text:style-name="P3">contenu = mon_fichier.read()</text:p>
      <text:p text:style-name="P3">print(contenu)</text:p>
      <text:p text:style-name="P3"/>
      <text:p text:style-name="P3">Pour afficher l'intégralité du fichier.</text:p>
      <text:p text:style-name="P3"/>
      <text:p text:style-name="P5">Comment manipuler des fichiers (2. écrire dans un fichier) :</text:p>
      <text:p text:style-name="P5"/>
      <text:p text:style-name="P6">On ouvre le fichier, en mode write ou append, dépend de ce qu'on veut faire. <text:span text:style-name="T1">Attention, dès l'instant où on ouvre le fichier en mode écriture, on efface tout ce qu'il y a à l'intérieur !</text:span> </text:p>
      <text:p text:style-name="P6">Une fois qu'on a notre fichier ouvert qui correspond à une variable, on utilise la fonction write("..."), et le tour est joué.</text:p>
      <text:p text:style-name="P6"/>
      <text:p text:style-name="P10"><text:span text:style-name="T6">Intéressant : </text:span><text:span text:style-name="Source_20_Text">newstr = oldstr.replace("M", "")</text:span></text:p>
      <text:p text:style-name="P6">Fonction permettant de remplacer des caractères dans une chaîne.</text:p>
      <text:p text:style-name="P6"/>
      <text:p text:style-name="P7">IMPORTANT : ne jamais oublier de refermer le fichier après avoir lu / écrit dedans, sinon ça engendre des problèmes, le fichier n'est pas modifié etc... mon_fichier.close().</text:p>
      <text:p text:style-name="P6">En fait, il y a une synthaxe plus fluide permettant en plus de s'assurer que Python ferme automatiquement le fichier derrière, et ce même si des exceptions sont levées :</text:p>
      <text:p text:style-name="P6"/>
      <text:p text:style-name="P9">with open("fichier.txt", "r") as mon_fichier :</text:p>
      <text:p text:style-name="P9"><text:tab/>texte = mon_fichier.read()</text:p>
      <text:p text:style-name="P9"/>
      <text:p text:style-name="P6">Pour lire un fichier ligne par ligne :</text:p>
      <text:p text:style-name="P6"><draw:frame draw:style-name="fr2" draw:name="images8" text:anchor-type="paragraph" svg:width="16.999cm" svg:height="1.612cm" draw:z-index="7"><draw:image xlink:href="Pictures/2000000700004913000006EEA84534C5.svm" xlink:type="simple" xlink:show="embed" xlink:actuate="onLoad"/></draw:frame></text:p>
      <text:p text:style-name="P6">Pour lire un fichier ligne par ligne, et mettre le résultat dans une variable liste contenant chaque ligne :</text:p>
      <text:p text:style-name="P6"/>
      <text:p text:style-name="P6"><draw:frame draw:style-name="fr1" draw:name="images10" text:anchor-type="paragraph" svg:width="10.664cm" svg:height="1.349cm" draw:z-index="9"><draw:image xlink:href="Pictures/20000007000029A800000546190851B5.svm" xlink:type="simple" xlink:show="embed" xlink:actuate="onLoad"/></draw:frame></text:p>
      <text:p text:style-name="P6">Pour gérer l'erreur <text:span text:style-name="T12">UnicodeDecodeError: 'utf8' codec can't decode byte 0x9c</text:span> qui pop parfois quand on lit un fichier, deux solutions :</text:p>
      <text:p text:style-name="P6"><draw:frame draw:style-name="fr2" draw:name="images11" text:anchor-type="paragraph" svg:width="16.999cm" svg:height="1.681cm" draw:z-index="10"><draw:image xlink:href="Pictures/200000070000539E0000084606339B8E.svm" xlink:type="simple" xlink:show="embed" xlink:actuate="onLoad"/></draw:frame></text:p>
      <text:p text:style-name="P6"><draw:frame draw:style-name="fr1" draw:name="images12" text:anchor-type="paragraph" svg:width="7.939cm" svg:height="1.219cm" draw:z-index="11"><draw:image xlink:href="Pictures/2000000700001F03000004C2E0EBF293.svm" xlink:type="simple" xlink:show="embed" xlink:actuate="onLoad"/></draw:frame></text:p>
      <text:p text:style-name="P6"><text:soft-page-break/><text:a xlink:type="simple" xlink:href="https://stackoverflow.com/questions/12468179/unicodedecodeerror-utf8-codec-cant-decode-byte-0x9c" text:style-name="Internet_20_link" text:visited-style-name="Visited_20_Internet_20_Link">https://stackoverflow.com/questions/12468179/unicodedecodeerror-utf8-codec-cant-decode-byte-0x9c</text:a></text:p>
      <text:p text:style-name="P6"/>
      <text:p text:style-name="P6"/>
      <text:p text:style-name="P6">Pour traiter deux fichiers ligne par ligne :</text:p>
      <text:p text:style-name="P6"/>
      <text:p text:style-name="P6"><draw:frame draw:style-name="fr3" draw:name="images9" text:anchor-type="paragraph" svg:width="16.803cm" svg:height="5.318cm" draw:z-index="8"><draw:image xlink:href="Pictures/20000007000041A2000014C72E50B537.svm" xlink:type="simple" xlink:show="embed" xlink:actuate="onLoad"/></draw:frame></text:p>
      <text:p text:style-name="P6">On a ici deux "nested for loops", comme on pourrait s'y attendre. Mais attention, bien remarquer la ligne passwordsFile.seek(0,0), qui permet de revenir au début du second fichier à chaque fois qu'on recommence la première boucle for. Sinon, on va parcourir le second fichier une fois, puis le curseur sur le second fichier va être à la fin du fichier, et toutes les autres fois où on va essayer de parcourir le second fichier, ça ne renverra rien.</text:p>
      <text:p text:style-name="P6"/>
      <text:p text:style-name="P6"><text:span text:style-name="T12">line.strip() </text:span>: permet de retirer le saut de ligne de la ligne lue dans le fichier.</text:p>
      <text:p text:style-name="P6"/>
      <text:p text:style-name="P6">(voir fichier sshlogin.py dans HackingStuff/HackingPython).</text:p>
      <text:p text:style-name="P6"/>
      <text:p text:style-name="P6"/>
      <text:p text:style-name="P6"/>
      <text:p text:style-name="P5">Comment manipuler des fichiers (3. enregistrer et lire un / des objets) :</text:p>
      <text:p text:style-name="P5"/>
      <text:p text:style-name="P5">import pickle<text:span text:style-name="T11"> avant tout.</text:span></text:p>
      <text:p text:style-name="P5"/>
      <text:p text:style-name="P6"><draw:frame draw:style-name="fr4" draw:name="images3" text:anchor-type="paragraph" svg:width="16.999cm" svg:height="4.907cm" draw:z-index="2"><draw:image xlink:href="Pictures/20000007000050EE0000175DE85F13C5.svm" xlink:type="simple" xlink:show="embed" xlink:actuate="onLoad"/></draw:frame></text:p>
      <text:p text:style-name="P6">On a un objet genre score. On ouvre notre fichier EN BINAIRE (en ajoutant la lettre b après notre "r" ou "w" ou "a"), on le stock dans une variable (fichier). On crée ensuite notre pickler, associé au fichier en appelant la fonction Pickler d'un objet pickle avec en attribut notre variable du fichier. Ensuite, on utilise la fonction dump(objet) pour inscrire notre objet dans le fichier.</text:p>
      <text:p text:style-name="P6"/>
      <text:p text:style-name="P9">Pour lire cet objet ensuite : </text:p>
      <text:p text:style-name="P6"/>
      <text:p text:style-name="P6"><text:soft-page-break/>De manière assez symétrique, on ouvre notre fichier en mode lecture BINAIRE. On crée notre Unpickler associé au fichier par la fonction Unpickler.</text:p>
      <text:p text:style-name="P6">Ensuite, on appelle la fonction load() de l'Unpickler, qui ne prend pas d'arguments : elle prend le premier objet stocké (appeller plusieurs fois pour prendre les autres objets stockés). </text:p>
      <text:p text:style-name="P6"/>
      <text:p text:style-name="P6"><draw:frame draw:style-name="fr2" draw:name="images4" text:anchor-type="paragraph" svg:width="16.999cm" svg:height="2.409cm" draw:z-index="3"><draw:image xlink:href="Pictures/20000007000050EE00000B7A2F2F1E0F.svm" xlink:type="simple" xlink:show="embed" xlink:actuate="onLoad"/></draw:frame></text:p>
      <text:p text:style-name="P6"/>
      <text:p text:style-name="P6"/>
      <text:p text:style-name="P7">La portée des variables et des références :</text:p>
      <text:p text:style-name="P7"/>
      <text:p text:style-name="P6">Si on utilise une variable "a" dans une fonction, Python vérifie d'abord dans l'espace local de la fonction, si cette variable a été définie à l'intérieur de la fonction. Si Python apprend que la variable "a" n'a pas été définie localement à la fonction, il vérifie si elle a été définie globalement.</text:p>
      <text:p text:style-name="P6"/>
      <text:p text:style-name="P6">De manière générale, il faut préférer travailler avec des variables globales, c'est plus propre. Et c'est plus pratique, parce qu'une variable définie dans le corps d'une fonction ne sera plus accessible une fois qu'on a quitté cette fonction. Si je définie une variable <text:span text:style-name="T12">var</text:span> dans le corps de ma fonction, si j'essaie d'y faire appel en dehors de cette fonction, on aura une exception de type NameError qui sera levée.</text:p>
      <text:p text:style-name="P6"/>
      <text:p text:style-name="P6">Attention également, si on a une variable définie en global et qu'on essaie de la modifier dans une fonction, cela va modifier la valeur de la variable dans l'espace local de la fonction, mais pas dans l'espace global.</text:p>
      <text:p text:style-name="P6"/>
      <text:p text:style-name="P6">Exemple :</text:p>
      <text:p text:style-name="P6"><draw:frame draw:style-name="fr3" draw:name="images5" text:anchor-type="paragraph" svg:width="20.498cm" svg:height="5.98cm" draw:z-index="4"><draw:image xlink:href="Pictures/200000070000600500001C03ECAD3BD6.svm" xlink:type="simple" xlink:show="embed" xlink:actuate="onLoad"/></draw:frame></text:p>
      <text:p text:style-name="P10"><text:span text:style-name="T6">Bref, à retenir : </text:span>On ne peut affecter une nouvelle valeur à un paramètre ou variable globale dans le corps de la fonction.</text:p>
      <text:p text:style-name="P10"/>
      <text:p text:style-name="P10">Exception : si on appelle une méthode de l'objet qui le modifie. Exemple :</text:p>
      <text:p text:style-name="P10"/>
      <text:p text:style-name="P11">liste.append(valeur_a_ajouter)</text:p>
      <text:p text:style-name="P11"/>
      <text:p text:style-name="P10"><text:span text:style-name="T7">Si on a cette instruction appelée dans le corps d'une fonction, l'objet "</text:span><text:span text:style-name="T12">liste</text:span><text:span text:style-name="T7">" sera tout de même modifié, localement comme globalement. Bref, </text:span>si vous faites <text:span text:style-name="Source_20_Text">parametre = </text:span><text:soft-page-break/><text:span text:style-name="Source_20_Text">nouvelle_valeur</text:span>, le paramètre ne sera modifié que dans le corps de la fonction. Alors que si vous faites <text:span text:style-name="Source_20_Text">parametre.methode_pour_modifier(…)</text:span>, l'objet derrière le paramètre sera bel et bien modifié.</text:p>
      <text:p text:style-name="P10"/>
      <text:p text:style-name="P10">On peut aussi modifier les attributs d'un objet, par exemple changer une case de la liste ou d'un dictionnaire : ces changements aussi seront effectifs au-delà de l'appel de la fonction. Illustration :</text:p>
      <text:p text:style-name="P10"/>
      <text:p text:style-name="P10"><draw:frame draw:style-name="fr3" draw:name="images6" text:anchor-type="paragraph" svg:width="20.749cm" svg:height="5.6cm" draw:z-index="5"><draw:image xlink:href="Pictures/20000007000061FC00001A766E2A6124.svm" xlink:type="simple" xlink:show="embed" xlink:actuate="onLoad"/></draw:frame></text:p>
      <text:p text:style-name="P10"/>
      <text:p text:style-name="P10"/>
      <text:p text:style-name="P10">Reprenons : typiquement, si je définis une variable dans une fonction, je ne pourrais pas l'utiliser de manière globale, hors de cette même fonction. Donc si j'ai :</text:p>
      <text:p text:style-name="P10"/>
      <text:p text:style-name="P10"><draw:frame draw:style-name="fr2" draw:name="images13" text:anchor-type="paragraph" svg:width="16.999cm" svg:height="3.032cm" draw:z-index="12"><draw:image xlink:href="Pictures/2000000700004E3E00000DF5F4409EB7.svm" xlink:type="simple" xlink:show="embed" xlink:actuate="onLoad"/></draw:frame></text:p>
      <text:p text:style-name="P10">Je ne pourrais pas utiliser ma variable <text:span text:style-name="T12">passwdfile</text:span> dans mon code, de manière globale, pour traiter le contenu du fichier. Ce qui peut être assez embêtant.</text:p>
      <text:p text:style-name="P10">Une solution à ce problème, dans le cas où on a besoin d'utiliser globalement des variables définies à l'intérieur d'une fonction, c'est le mot-clé <text:span text:style-name="T12">global</text:span>.</text:p>
      <text:p text:style-name="P10"/>
      <text:p text:style-name="P10"><draw:frame draw:style-name="fr2" draw:name="images14" text:anchor-type="paragraph" svg:width="16.999cm" svg:height="4.098cm" draw:z-index="13"><draw:image xlink:href="Pictures/2000000700004EDD00001305B21184F1.svm" xlink:type="simple" xlink:show="embed" xlink:actuate="onLoad"/></draw:frame></text:p>
      <text:p text:style-name="P10">Grâce à ce mot-clé <text:span text:style-name="T12">global</text:span>, la variable passwdfile a été définie globalement. On pourra désormais l'utiliser n'importe où dans le code.</text:p>
      <text:p text:style-name="P10"/>
      <text:p text:style-name="P10"/>
      <text:p text:style-name="P10"/>
      <text:p text:style-name="P10"/>
      <text:p text:style-name="P1"><text:soft-page-break/>TP JEU DU PENDU :</text:p>
      <text:p text:style-name="P1"/>
      <text:p text:style-name="P2">&gt; Préciser l'encoding juste après le shebang, pas une ligne en-dessous.</text:p>
      <text:p text:style-name="P2">&gt; Pour importer donnees.py et fonctions.py, ne faire que import donnees et import fonctions.</text:p>
      <text:p text:style-name="P2"/>
      <text:p text:style-name="P2"><draw:frame draw:style-name="fr3" draw:name="images7" text:anchor-type="paragraph" svg:width="10.001cm" svg:height="2.753cm" draw:z-index="6"><draw:image xlink:href="Pictures/200000070000271200000AC17467B978.svm" xlink:type="simple" xlink:show="embed" xlink:actuate="onLoad"/></draw:frame></text:p>
      <text:p text:style-name="P2">&gt; L'erreur <text:span text:style-name="T12">TypeError: 'str' object does not support item assignment</text:span> signifie simplement que les chaînes de caractère ne peuvent être modifiées en assignant une nouvelle lettre comme ceci : chaîne[0] = "a". Il faut passer par une nouvelle chaîne :</text:p>
      <text:p text:style-name="P2"><text:a xlink:type="simple" xlink:href="https://runestone.academy/runestone/books/published/thinkcspy/Strings/StringsareImmutable.html" text:style-name="Internet_20_link" text:visited-style-name="Visited_20_Internet_20_Link">https://runestone.academy/runestone/books/published/thinkcspy/Strings/StringsareImmutable.html</text:a></text:p>
      <text:p text:style-name="P2"/>
      <text:p text:style-name="P2">&gt; En Python2.7, lorsqu'on veut recueillir une chaîne de caractère, on utilise raw_input et pas juste input. En Python3, on peut simplement utiliser input().</text:p>
      <text:p text:style-name="P2"/>
      <text:p text:style-name="P2"/>
      <text:p text:style-name="P2">&gt; Créer une fonction pour <text:span text:style-name="T1">remplacer un caractère d'une chaîne de caractère</text:span> :</text:p>
      <text:p text:style-name="P2"/>
      <text:p text:style-name="P15"><text:bookmark text:name="__w2_wDIq7zAX39_answer_content"/>def change_char(s, p, r):</text:p>
      <text:p text:style-name="P15"><text:tab/>return s[:p]+r+s[p+1:]</text:p>
      <text:p text:style-name="P2"/>
      <text:p text:style-name="P2">Avec s la chaîne de caractère, p la position du caractère à changer, et r le caractère à changer.</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7H48M34S</meta:editing-duration>
    <meta:editing-cycles>33</meta:editing-cycles>
    <meta:generator>OpenOffice/4.1.5$Win32 OpenOffice.org_project/415m1$Build-9789</meta:generator>
    <dc:date>2020-03-25T21:02:17.19</dc:date>
    <meta:document-statistic meta:table-count="0" meta:image-count="14" meta:object-count="0" meta:page-count="11" meta:paragraph-count="203" meta:word-count="2610" meta:character-count="16234"/>
    <meta:user-defined meta:name="Info 1"/>
    <meta:user-defined meta:name="Info 2"/>
    <meta:user-defined meta:name="Info 3"/>
    <meta:user-defined meta:name="Info 4"/>
  </office:meta>
</office:document-meta>
</file>